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3">
      <style:text-properties style:language-asian="ja" style:country-asian="JP"/>
    </style:style>
    <style:style style:name="P2" style:family="paragraph" style:parent-style-name="Text_20_body">
      <style:text-properties style:language-asian="ja" style:country-asian="JP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language-asian="ja" style:country-asian="JP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normal" style:language-asian="ja" style:country-asian="JP" style:font-weight-asian="normal" style:font-weight-complex="norm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language-asian="ja" style:country-asian="JP"/>
    </style:style>
    <style:style style:name="P6" style:family="paragraph" style:parent-style-name="Text_20_body">
      <style:paragraph-properties fo:margin-left="1.251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language-asian="ja" style:country-asian="JP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10" style:family="paragraph" style:parent-style-name="Standard">
      <style:text-properties fo:font-weight="normal" style:language-asian="ja" style:country-asian="JP" style:font-weight-asian="normal" style:font-weight-complex="normal"/>
    </style:style>
    <style:style style:name="P11" style:family="paragraph" style:parent-style-name="Standard">
      <style:text-properties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language-asian="ja" style:country-asian="J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ja" style:country-asian="JP"/>
    </style:style>
    <style:style style:name="T4" style:family="text">
      <style:text-properties fo:font-weight="bold" style:language-asian="ja" style:country-asian="JP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REPS ドキュメンテーション（モドキ）</text:h>
      <text:p text:style-name="P2"/>
      <text:h text:style-name="P1" text:outline-level="3">機能</text:h>
      <text:p text:style-name="P2"><text:tab/>物件情報の管理（物件の登録・編集・削除ともろもろ）</text:p>
      <text:p text:style-name="P2"><text:tab/>物件情報の検索と問い合わせ（検索・閲覧・問い合わせもろもろ）</text:p>
      <text:p text:style-name="P2"><text:tab/>その他、関連する機能</text:p>
      <text:p text:style-name="P2"/>
      <text:p text:style-name="P3">主要モジュール</text:p>
      <text:p text:style-name="P3"><text:tab/><text:span text:style-name="T1">CGI::Application<text:tab/><text:tab/>フレームワーク</text:span></text:p>
      <text:p text:style-name="P4"><text:tab/>HTML::Template<text:tab/><text:tab/>テンプレート</text:p>
      <text:p text:style-name="P4"><text:tab/>DB_File<text:tab/><text:tab/><text:tab/>BerkeleyDB形式のDBM　データベース</text:p>
      <text:p text:style-name="P4"><text:tab/>MLDBM<text:tab/><text:tab/><text:tab/>DBMでマルチレベルのハッシュを扱う</text:p>
      <text:p text:style-name="P4"><text:tab/>Unicode::Japanese<text:tab/><text:tab/>日本語文字コード変換（Jcode.pmはダメ）</text:p>
      <text:p text:style-name="P4"><text:tab/>Digest::SHA<text:tab/><text:tab/><text:tab/>認証アルゴリズム（クッキーとAPI）</text:p>
      <text:p text:style-name="P4"/>
      <text:h text:style-name="P1" text:outline-level="3">命名規則</text:h>
      <text:p text:style-name="P2">プレフィックス</text:p>
      <text:p text:style-name="P2"><text:tab/>R_ = <text:span text:style-name="T2">R</text:span>ent = 賃貸</text:p>
      <text:p text:style-name="P2"><text:tab/>B_ = <text:span text:style-name="T2">B</text:span>uy = 売買</text:p>
      <text:p text:style-name="P5">RL = <text:span text:style-name="T2">R</text:span>ent <text:span text:style-name="T2">L</text:span>iving = 賃貸住居用</text:p>
      <text:p text:style-name="P5">RB = <text:span text:style-name="T2">R</text:span>ent <text:span text:style-name="T2">B</text:span>usiness = 賃貸事業用</text:p>
      <text:p text:style-name="P5">BL = <text:span text:style-name="T2">B</text:span>uy <text:span text:style-name="T2">L</text:span>and = 売買土地</text:p>
      <text:p text:style-name="P5">BM = <text:span text:style-name="T2">B</text:span>uy <text:span text:style-name="T2">M</text:span>ansion = 売買マンション</text:p>
      <text:p text:style-name="P5">BH = <text:span text:style-name="T2">B</text:span>uy <text:span text:style-name="T2">H</text:span>ouse = 売買一戸建て</text:p>
      <text:p text:style-name="P5">mob_ = <text:span text:style-name="T2">mob</text:span>ile = 携帯用ファイル</text:p>
      <text:p text:style-name="P5">pub_ = <text:span text:style-name="T2">pub</text:span>lic = 一般用ファイル</text:p>
      <text:p text:style-name="P6"><text:span text:style-name="T3">site_ = </text:span><text:span text:style-name="T4">site</text:span><text:span text:style-name="T3"> = 他ウェブサイトのページ生成用ファイル</text:span></text:p>
      <text:p text:style-name="P5"/>
      <text:h text:style-name="Heading_20_3" text:outline-level="3">コーディング規則</text:h>
      <text:p text:style-name="Text_20_body"><text:tab/><text:span text:style-name="T3">必ず正しくインデント</text:span></text:p>
      <text:p text:style-name="P7"><text:tab/>インデントはTab（将来的には4スペース）</text:p>
      <text:p text:style-name="P3"><text:tab/><text:span text:style-name="T1">出来るだけコメントを付ける</text:span></text:p>
      <text:p text:style-name="P4"><text:tab/>if ($hoge) {</text:p>
      <text:p text:style-name="P4"><text:tab/><text:tab/>$hoge++;</text:p>
      <text:p text:style-name="P4"><text:tab/>}else{</text:p>
      <text:p text:style-name="P4"><text:tab/><text:tab/>$hoge = 0;</text:p>
      <text:p text:style-name="P4"><text:tab/>}</text:p>
      <text:p text:style-name="P4"><text:tab/>行数、タイプ数より、可読性を優先（$y*$m -&gt; $monthly_payment*$month_used）</text:p>
      <text:h text:style-name="Heading_20_3" text:outline-level="3">ソースコードコントロール</text:h>
      <text:p text:style-name="P4">subversionの利用</text:p>
      <text:p text:style-name="P4"><text:tab/>checkout-&gt;編集-&gt;デバグ-&gt;（update）-&gt;checkin</text:p>
      <text:h text:style-name="Heading_20_3" text:outline-level="3">文字コード</text:h>
      <text:p text:style-name="Text_20_body"><text:span text:style-name="T3">UTF-8 </text:span><text:span text:style-name="T2">In</text:span><text:span text:style-name="T3">、EUC-JP、UTF-8 </text:span><text:span text:style-name="T4">Out</text:span><text:span text:style-name="T3">.</text:span></text:p>
      <text:p text:style-name="P2"><text:tab/>ソースコード：EUC-JP</text:p>
      <text:p text:style-name="P2"><text:tab/>データベース内部：EUC-JP</text:p>
      <text:p text:style-name="P2"><text:tab/>テンプレート：EUC-JP</text:p>
      <text:p text:style-name="P2"><text:tab/>設定ファイル：UTF-8</text:p>
      <text:p text:style-name="P2"><text:tab/>HTML書き出し：デフォルトUTF-8（任意）</text:p>
      <text:p text:style-name="P2"><text:tab/>モバイルHTML書き出し：Shift_JIS</text:p>
      <text:h text:style-name="Heading_20_3" text:outline-level="3">留意点</text:h>
      <text:p text:style-name="P2"><text:tab/>クロスブラウザ</text:p>
      <text:p text:style-name="P2"><text:tab/>JavaScript非依存</text:p>
      <text:p text:style-name="P2"><text:tab/>なるべく多くのレンタルサーバーで稼動する</text:p>
      <text:p text:style-name="P4"/>
      <text:p text:style-name="P3">重要な注意事項</text:p>
      <text:p text:style-name="P4">セキュリティ</text:p>
      <text:p text:style-name="P4"><text:tab/>データベースの隠蔽</text:p>
      <text:p text:style-name="P4"><text:tab/>XSS</text:p>
      <text:p text:style-name="P4"><text:tab/>クッキー</text:p>
      <text:p text:style-name="P4">致命的な不具合</text:p>
      <text:p text:style-name="P4"><text:tab/>データベースの破損</text:p>
      <text:h text:style-name="P8" text:outline-level="3">ディレクトリ構成</text:h>
      <text:p text:style-name="P9"><text:tab/>app<text:tab/><text:tab/><text:tab/><text:tab/><text:tab/><text:tab/><text:span text:style-name="T1">アプリケーション用ディレクトリ</text:span></text:p>
      <text:p text:style-name="P9"><text:tab/><text:tab/>db<text:tab/><text:tab/><text:tab/><text:tab/><text:tab/><text:span text:style-name="T1">データベース（データベースファイル保存）</text:span></text:p>
      <text:p text:style-name="P9"><text:tab/><text:tab/>extlib<text:tab/><text:tab/><text:tab/><text:tab/><text:tab/><text:span text:style-name="T1">外部ライブラリ（CPAN系ライブラリ）</text:span></text:p>
      <text:p text:style-name="P9"><text:tab/><text:tab/>lib<text:tab/><text:tab/><text:tab/><text:tab/><text:tab/><text:span text:style-name="T1">ライブラリ</text:span></text:p>
      <text:p text:style-name="P9"><text:tab/><text:tab/><text:tab/>REPS<text:tab/><text:tab/><text:tab/><text:tab/><text:span text:style-name="T1">管理画面</text:span></text:p>
      <text:p text:style-name="P10"><text:tab/><text:tab/><text:tab/><text:tab/><text:span text:style-name="T5">Handbill</text:span></text:p>
      <text:p text:style-name="P10"><text:tab/><text:tab/><text:tab/><text:tab/><text:tab/><text:span text:style-name="T6">Handbill.pm</text:span><text:tab/><text:span text:style-name="T6">広告PDF</text:span></text:p>
      <text:p text:style-name="P10"><text:tab/><text:tab/><text:tab/><text:tab/><text:span text:style-name="T2">InExport</text:span></text:p>
      <text:p text:style-name="P9"><text:tab/><text:tab/><text:tab/><text:tab/><text:tab/><text:span text:style-name="T1">InExport.pm<text:tab/>インポート・エクスポート</text:span></text:p>
      <text:p text:style-name="P10"><text:tab/><text:tab/><text:tab/><text:tab/><text:span text:style-name="T2">Object<text:tab/></text:span><text:tab/><text:tab/>モデルオブジェクトのモジュールディレクトリ</text:p>
      <text:p text:style-name="P10"><text:tab/><text:tab/><text:tab/><text:tab/><text:tab/>Realestate.pm<text:tab/><text:tab/>基底モジュール（継承元）</text:p>
      <text:p text:style-name="P10"><text:tab/><text:tab/><text:tab/><text:tab/><text:tab/>R_Apartment.pm<text:tab/>賃貸住居用</text:p>
      <text:p text:style-name="P10"><text:tab/><text:tab/><text:tab/><text:tab/><text:tab/>R_Business.pm<text:tab/>賃貸事業用</text:p>
      <text:p text:style-name="P10"><text:tab/><text:tab/><text:tab/><text:tab/><text:tab/>B_Land.pm<text:tab/><text:tab/>売買土地</text:p>
      <text:p text:style-name="P10"><text:tab/><text:tab/><text:tab/><text:tab/><text:tab/>B_Mansion.pm<text:tab/>売買マンション</text:p>
      <text:p text:style-name="P10"><text:tab/><text:tab/><text:tab/><text:tab/><text:tab/>B_House.pm<text:tab/><text:tab/>売買一戸建て</text:p>
      <text:p text:style-name="P10"><text:tab/><text:tab/><text:tab/><text:tab/><text:span text:style-name="T2">Search</text:span></text:p>
      <text:p text:style-name="P10"><text:tab/><text:tab/><text:tab/><text:tab/><text:tab/>Search.pm<text:tab/><text:tab/>検索結果オブジェクト</text:p>
      <text:p text:style-name="P10"><text:tab/><text:tab/><text:tab/><text:tab/><text:span text:style-name="T5">Special</text:span></text:p>
      <text:p text:style-name="P10"><text:tab/><text:tab/><text:tab/><text:tab/><text:tab/><text:span text:style-name="T6">Special.pm</text:span><text:tab/><text:tab/><text:span text:style-name="T6">お勧め物件管理</text:span></text:p>
      <text:p text:style-name="P11"><text:tab/><text:tab/><text:tab/><text:tab/><text:span text:style-name="T2">Updates</text:span></text:p>
      <text:p text:style-name="P11"><text:tab/><text:tab/><text:tab/><text:tab/><text:tab/>Updates.pm<text:tab/><text:tab/>最近更新された物件管理（RSS等）</text:p>
      <text:p text:style-name="P11"><text:tab/><text:tab/><text:tab/><text:tab/><text:span text:style-name="T2">infoString</text:span></text:p>
      <text:p text:style-name="P10"><text:tab/><text:tab/><text:tab/><text:tab/><text:tab/><text:span text:style-name="T6">InfoString.pm<text:tab/><text:tab/>お知らせ文</text:span></text:p>
      <text:p text:style-name="P10"><text:tab/><text:tab/><text:tab/><text:tab/>Settings.pm<text:tab/><text:tab/><text:tab/>設定管理</text:p>
      <text:p text:style-name="P10"><text:tab/><text:tab/><text:tab/><text:tab/>User.pm<text:tab/><text:tab/><text:tab/>ユーザー管理、ログイン認証、初期化</text:p>
      <text:p text:style-name="P10"><text:tab/><text:tab/><text:tab/><text:tab/><text:tab/></text:p>
      <text:p text:style-name="P9"><text:tab/><text:tab/><text:tab/>Search<text:tab/><text:tab/><text:tab/><text:tab/><text:span text:style-name="T1">一般画面</text:span></text:p>
      <text:p text:style-name="P10"><text:tab/><text:tab/><text:tab/><text:tab/><text:span text:style-name="T2">Object</text:span></text:p>
      <text:p text:style-name="P10"><text:tab/><text:tab/><text:tab/><text:tab/><text:tab/>Realestate.pm<text:tab/><text:tab/>基底モジュール（継承元）</text:p>
      <text:p text:style-name="P10"><text:tab/><text:tab/><text:tab/><text:tab/><text:tab/>R_Apartment.pm<text:tab/>賃貸住居用</text:p>
      <text:p text:style-name="P10"><text:tab/><text:tab/><text:tab/><text:tab/><text:tab/>R_Business.pm<text:tab/>賃貸事業用</text:p>
      <text:p text:style-name="P10"><text:tab/><text:tab/><text:tab/><text:tab/><text:tab/>B_Land.pm<text:tab/><text:tab/>売買土地</text:p>
      <text:p text:style-name="P10"><text:tab/><text:tab/><text:tab/><text:tab/><text:tab/>B_Mansion.pm<text:tab/>売買マンション</text:p>
      <text:p text:style-name="P10"><text:tab/><text:tab/><text:tab/><text:tab/><text:tab/>B_House.pm<text:tab/><text:tab/>売買一戸建て</text:p>
      <text:p text:style-name="P10"><text:tab/><text:tab/><text:tab/><text:tab/><text:span text:style-name="T2">Search</text:span></text:p>
      <text:p text:style-name="P10"><text:tab/><text:tab/><text:tab/><text:tab/><text:tab/>　Search.pm<text:tab/><text:tab/>検索結果オブジェクト</text:p>
      <text:p text:style-name="P10"><text:tab/><text:tab/><text:tab/><text:tab/>Inquiry.pm<text:tab/><text:tab/>問い合わせ送信モジュール</text:p>
      <text:p text:style-name="P10"><text:tab/><text:tab/><text:tab/><text:tab/>REPS.pm<text:tab/><text:tab/>管理画面コントローラー本体</text:p>
      <text:p text:style-name="P10"><text:tab/><text:tab/><text:tab/><text:tab/>Search.pm<text:tab/><text:tab/>一般検索画面コントローラー本体</text:p>
      <text:p text:style-name="P10"><text:tab/><text:tab/><text:tab/><text:tab/><text:span text:style-name="T6">Site.pm<text:tab/><text:tab/>サイト生成系モジュール</text:span></text:p>
      <text:p text:style-name="P9"><text:tab/><text:tab/>system<text:tab/><text:tab/><text:tab/><text:tab/><text:tab/><text:span text:style-name="T1">システム</text:span></text:p>
      <text:p text:style-name="P9"><text:tab/><text:tab/><text:tab/>static<text:tab/><text:tab/><text:tab/><text:tab/><text:span text:style-name="T1">静的ファイル（CSS、JS）</text:span></text:p>
      <text:p text:style-name="P10"><text:tab/><text:tab/><text:tab/><text:tab/>styles.css<text:tab/><text:tab/>管理画面用CSS</text:p>
      <text:p text:style-name="P9"><text:tab/><text:tab/><text:tab/>templates<text:tab/><text:tab/><text:tab/><text:span text:style-name="T1">管理画面用テンプレートファイル</text:span></text:p>
      <text:p text:style-name="P10"><text:tab/><text:tab/><text:tab/><text:tab/>省略...</text:p>
      <text:p text:style-name="P12"><text:span text:style-name="T2"><text:tab/><text:tab/>templates<text:tab/><text:tab/><text:tab/><text:tab/></text:span><text:span text:style-name="T1">一般検索用テンプレート</text:span></text:p>
      <text:p text:style-name="P10"><text:tab/><text:tab/><text:tab/>省略...</text:p>
      <text:p text:style-name="P12"><text:tab/><text:tab/>mobile.cgi<text:tab/><text:tab/><text:tab/><text:tab/>モバイル検索実行スクリプト</text:p>
      <text:p text:style-name="P12"><text:tab/><text:tab/>reps.cgi<text:tab/><text:tab/><text:tab/><text:tab/>管理画面実行スクリプト</text:p>
      <text:p text:style-name="P12"><text:tab/><text:tab/>reps-config.cgi<text:tab/><text:tab/><text:tab/>設定ファイル</text:p>
      <text:p text:style-name="P12"><text:tab/><text:tab/>reps-mod-check.cgi<text:tab/><text:tab/><text:tab/>モジュール確認実行スクリプト</text:p>
      <text:p text:style-name="P12"><text:tab/><text:tab/>search.cgi<text:tab/><text:tab/><text:tab/><text:tab/>一般検索実行スクリプト</text:p>
      <text:p text:style-name="P12"><text:tab/></text:p>
      <text:p text:style-name="P1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07T22:36:02</meta:creation-date>
    <dc:date>2006-02-10T18:37:50</dc:date>
    <dc:language>en-US</dc:language>
    <meta:editing-cycles>46</meta:editing-cycles>
    <meta:editing-duration>PT1H5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2" meta:word-count="458" meta:character-count="2172"/>
  </office:meta>
</office:document-meta>
</file>